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Price =</text:p>
          </table:table-cell>
          <table:table-cell table:style-name="ce1" office:value-type="currency" office:currency="USD" office:value="100">
            <text:p>$100.00</text:p>
          </table:table-cell>
        </table:table-row>
        <table:table-row table:style-name="ro1">
          <table:table-cell office:value-type="string">
            <text:p>Inflation rate</text:p>
          </table:table-cell>
          <table:table-cell table:style-name="ce2" office:value-type="percentage" office:value="0.05">
            <text:p>5.00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Year</text:p>
          </table:table-cell>
          <table:table-cell table:style-name="Default" office:value-type="string">
            <text:p>Pric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table:formula="of:=[.B1]" office:value-type="float" office:value="100">
            <text:p>10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6]*(1+[.$B$2])" office:value-type="float" office:value="105">
            <text:p>105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table:formula="of:=[.B7]*(1+[.$B$2])" office:value-type="float" office:value="110.25">
            <text:p>110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8]*(1+[.$B$2])" office:value-type="float" office:value="115.7625">
            <text:p>115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9]*(1+[.$B$2])" office:value-type="float" office:value="121.550625">
            <text:p>121.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0]*(1+[.$B$2])" office:value-type="float" office:value="127.62815625">
            <text:p>127.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1]*(1+[.$B$2])" office:value-type="float" office:value="134.0095640625">
            <text:p>134.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2]*(1+[.$B$2])" office:value-type="float" office:value="140.710042265625">
            <text:p>140.7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3]*(1+[.$B$2])" office:value-type="float" office:value="147.745544378906">
            <text:p>147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4]*(1+[.$B$2])" office:value-type="float" office:value="155.132821597852">
            <text:p>155.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5]*(1+[.$B$2])" office:value-type="float" office:value="162.889462677744">
            <text:p>162.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6]*(1+[.$B$2])" office:value-type="float" office:value="171.033935811631">
            <text:p>171.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7]*(1+[.$B$2])" office:value-type="float" office:value="179.585632602213">
            <text:p>179.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8]*(1+[.$B$2])" office:value-type="float" office:value="188.564914232324">
            <text:p>188.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9]*(1+[.$B$2])" office:value-type="float" office:value="197.99315994394">
            <text:p>197.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20]*(1+[.$B$2])" office:value-type="float" office:value="207.892817941137">
            <text:p>207.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21]*(1+[.$B$2])" office:value-type="float" office:value="218.287458838194">
            <text:p>218.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22]*(1+[.$B$2])" office:value-type="float" office:value="229.201831780103">
            <text:p>229.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3]*(1+[.$B$2])" office:value-type="float" office:value="240.661923369109">
            <text:p>240.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4]*(1+[.$B$2])" office:value-type="float" office:value="252.695019537564">
            <text:p>252.7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5]*(1+[.$B$2])" office:value-type="float" office:value="265.329770514442">
            <text:p>265.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1/14/2014</text:date>, <text:time>08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1-14T08:49:24.13</meta:creation-date>
    <dc:date>2014-01-14T08:55:25.79</dc:date>
    <dc:creator>RCC RCCD</dc:creator>
    <meta:editing-duration>PT6M1S</meta:editing-duration>
    <meta:editing-cycles>2</meta:editing-cycles>
    <meta:generator>OpenOffice/4.0.0$Win32 OpenOffice.org_project/400m3$Build-9702</meta:generator>
    <meta:document-statistic meta:table-count="3" meta:cell-count="48" meta:object-count="0"/>
  </office:meta>
</office:document-meta>
</file>